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813in" style:rel-column-width="10596*"/>
    </style:style>
    <style:style style:name="Table1.B" style:family="table-column">
      <style:table-column-properties style:column-width="3.3424in" style:rel-column-width="32751*"/>
    </style:style>
    <style:style style:name="Table1.C" style:family="table-column">
      <style:table-column-properties style:column-width="1.1799in" style:rel-column-width="11559*"/>
    </style:style>
    <style:style style:name="Table1.D" style:family="table-column">
      <style:table-column-properties style:column-width="1.0847in" style:rel-column-width="10629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7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813in" style:rel-column-width="10596*"/>
    </style:style>
    <style:style style:name="Table3.B" style:family="table-column">
      <style:table-column-properties style:column-width="3.3424in" style:rel-column-width="32751*"/>
    </style:style>
    <style:style style:name="Table3.C" style:family="table-column">
      <style:table-column-properties style:column-width="1.1799in" style:rel-column-width="11559*"/>
    </style:style>
    <style:style style:name="Table3.D" style:family="table-column">
      <style:table-column-properties style:column-width="1.0847in" style:rel-column-width="1062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2ba3b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2ba3b6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2a023f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13" style:family="paragraph" style:parent-style-name="Standard">
      <style:text-properties style:font-name="Source Sans Pro" officeooo:paragraph-rsid="002a023f"/>
    </style:style>
    <style:style style:name="P14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17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18" style:family="paragraph" style:parent-style-name="Table_20_Contents">
      <style:text-properties fo:font-size="10pt" officeooo:paragraph-rsid="001718a1" style:font-size-asian="10pt" style:font-size-complex="10pt"/>
    </style:style>
    <style:style style:name="P19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62d51" style:font-size-asian="9pt" style:font-size-complex="9pt"/>
    </style:style>
    <style:style style:name="P28" style:family="paragraph" style:parent-style-name="Table_20_Contents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2a023f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33" style:family="paragraph" style:parent-style-name="Table_20_Contents">
      <style:text-properties style:font-name="Source Sans Pro" fo:font-size="9pt" officeooo:rsid="00057f84" officeooo:paragraph-rsid="002a023f" style:font-size-asian="9pt" style:font-size-complex="9pt"/>
    </style:style>
    <style:style style:name="P34" style:family="paragraph" style:parent-style-name="Table_20_Contents">
      <style:text-properties style:font-name="Source Sans Pro" fo:font-size="9pt" officeooo:paragraph-rsid="002a023f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2a023f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2a023f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font-name="Source Sans Pro" fo:font-size="9pt" fo:font-weight="bold" officeooo:rsid="005a7155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2a023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5a7155" officeooo:paragraph-rsid="0037a3d3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7a3d3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37a3d3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5a7155" officeooo:paragraph-rsid="0037a3d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2a023f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10.5pt" fo:font-weight="bold" officeooo:rsid="005a7155" officeooo:paragraph-rsid="0037a3d3" style:font-size-asian="10.5pt" style:font-weight-asian="bold" style:font-size-complex="10.5pt" style:font-weight-complex="bold"/>
    </style:style>
    <style:style style:name="P45" style:family="paragraph" style:parent-style-name="Table_20_Heading"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46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4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2a023f" style:font-size-asian="10pt" style:font-size-complex="10pt"/>
    </style:style>
    <style:style style:name="P48" style:family="paragraph" style:parent-style-name="Table_20_Heading">
      <style:text-properties style:font-name="Source Sans Pro" fo:font-size="10pt" officeooo:rsid="0094df37" officeooo:paragraph-rsid="002a023f" style:font-size-asian="10pt" style:font-size-complex="10pt"/>
    </style:style>
    <style:style style:name="P4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2a023f" style:font-size-asian="10pt" style:font-size-complex="10pt"/>
    </style:style>
    <style:style style:name="P5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2a023f" style:font-size-asian="10pt" style:font-size-complex="10pt"/>
    </style:style>
    <style:style style:name="P51" style:family="paragraph" style:parent-style-name="Table_20_Heading">
      <style:text-properties style:font-name="Source Sans Pro" fo:font-size="9.5pt" officeooo:rsid="00668041" officeooo:paragraph-rsid="002a023f" style:font-size-asian="9.5pt" style:font-size-complex="9.5pt"/>
    </style:style>
    <style:style style:name="P5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2a023f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2a023f" style:font-size-asian="7pt" style:font-weight-asian="bold" style:font-size-complex="7pt" style:font-weight-complex="bold"/>
    </style:style>
    <style:style style:name="P54" style:family="paragraph" style:parent-style-name="Standard" style:master-page-name="Factura">
      <style:paragraph-properties fo:line-height="115%" fo:text-align="start" style:justify-single-word="false" style:page-number="auto"/>
      <style:text-properties style:font-name="Arial" fo:font-size="10pt" officeooo:rsid="001bb431" officeooo:paragraph-rsid="001718a1" style:font-size-asian="10pt" style:font-size-complex="10pt"/>
    </style:style>
    <style:style style:name="P55" style:family="paragraph" style:parent-style-name="Standard" style:master-page-name="Standard">
      <style:paragraph-properties fo:line-height="150%" style:page-number="auto" fo:break-before="page"/>
      <style:text-properties style:font-name="Arial" officeooo:rsid="00057f84" officeooo:paragraph-rsid="00455fd3"/>
    </style:style>
    <style:style style:name="P56" style:family="paragraph" style:parent-style-name="Standard">
      <style:paragraph-properties fo:line-height="150%" fo:text-align="start" style:justify-single-word="false"/>
      <style:text-properties style:font-name="Source Sans Pro" fo:font-size="9pt" officeooo:rsid="00636568" officeooo:paragraph-rsid="0048725a" style:font-size-asian="9pt" style:font-size-complex="9pt"/>
    </style:style>
    <style:style style:name="P5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8725a" style:font-size-asian="9pt" style:font-size-complex="9pt"/>
    </style:style>
    <style:style style:name="P58" style:family="paragraph" style:parent-style-name="Standard">
      <style:paragraph-properties fo:line-height="100%"/>
      <style:text-properties style:font-name="Source Sans Pro" fo:font-size="9pt" officeooo:rsid="001bb431" officeooo:paragraph-rsid="0048725a" style:font-size-asian="9pt" style:font-size-complex="9pt"/>
    </style:style>
    <style:style style:name="P59" style:family="paragraph" style:parent-style-name="Standard">
      <style:paragraph-properties fo:line-height="100%"/>
      <style:text-properties style:font-name="Source Sans Pro" fo:font-size="9pt" officeooo:paragraph-rsid="0048725a" style:font-size-asian="9pt" style:font-size-complex="9pt"/>
    </style:style>
    <style:style style:name="P60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2a023f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62" style:family="paragraph" style:parent-style-name="Table_20_Contents">
      <style:paragraph-properties fo:line-height="100%"/>
      <style:text-properties style:font-name="Source Sans Pro" fo:font-size="9pt" officeooo:paragraph-rsid="0048725a" style:font-size-asian="9pt" style:font-size-complex="9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48725a" style:font-size-asian="9pt" style:font-size-complex="9pt"/>
    </style:style>
    <style:style style:name="T1" style:family="text">
      <style:text-properties officeooo:rsid="000a558d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9" style:family="text">
      <style:text-properties officeooo:rsid="00318c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invoice in records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9"><text:span text:style-name="T5">Vendedor: </text:span><text:span text:style-name="T5"><text:placeholder text:placeholder-type="text">&lt;invoice.create_uid.login&gt;</text:placeholder></text:span></text:p>
          </table:table-cell>
        </table:table-row>
        <table:table-row>
          <table:table-cell table:style-name="Table7.A1" office:value-type="string">
            <text:p text:style-name="P9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9"><text:span text:style-name="T1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3">Fecha: </text:span><text:placeholder text:placeholder-type="text">&lt;format_date(invoice.invoice_date, invoice.party.lang)&gt;</text:placeholder> <text:s/></text:p>
          </table:table-cell>
          <table:table-cell table:style-name="Table7.A1" office:value-type="string">
            <text:p text:style-name="P56">Pago: <text:s/><text:placeholder text:placeholder-type="text">&lt;tipo&gt;</text:placeholder> - <text:placeholder text:placeholder-type="text">&lt;forma&gt;</text:placeholder></text:p>
          </table:table-cell>
        </table:table-row>
        <table:table-row>
          <table:table-cell table:style-name="Table7.A1" office:value-type="string">
            <text:p text:style-name="P11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25"/>
          </table:table-cell>
        </table:table-row>
      </table:table>
      <text:p text:style-name="P8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7">Código</text:p>
          </table:table-cell>
          <table:table-cell table:style-name="Table2.A1" office:value-type="string">
            <text:p text:style-name="P48">Descripción</text:p>
          </table:table-cell>
          <table:table-cell table:style-name="Table2.A1" office:value-type="string">
            <text:p text:style-name="P51">Cant.</text:p>
          </table:table-cell>
          <table:table-cell table:style-name="Table2.A1" office:value-type="string">
            <text:p text:style-name="P50">P. Unit.</text:p>
          </table:table-cell>
          <table:table-cell table:style-name="Table2.A1" office:value-type="string">
            <text:p text:style-name="P49">Subt.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for each="line in invoice.lines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choo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when test="line.type == 'lin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12"><text:placeholder text:placeholder-type="text">&lt;if test="line.product.code"&gt;</text:placeholder> </text:p>
            <text:p text:style-name="P28"><text:placeholder text:placeholder-type="text">&lt;line.product.code[0:7]&gt;</text:placeholder> </text:p>
            <text:p text:style-name="P26"><text:placeholder text:placeholder-type="text">&lt;/if&gt;</text:placeholder></text:p>
          </table:table-cell>
          <table:table-cell table:style-name="Table2.A2" office:value-type="string">
            <text:p text:style-name="P58"><text:placeholder text:placeholder-type="text">&lt;if test="lineas &lt;= 3"&gt;</text:placeholder></text:p>
            <text:p text:style-name="P59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3"><text:placeholder text:placeholder-type="text">&lt;/for&gt;</text:placeholder> </text:p>
            <text:p text:style-name="P63"><text:placeholder text:placeholder-type="text">&lt;/if&gt;</text:placeholder></text:p>
            <text:p text:style-name="P57"><text:placeholder text:placeholder-type="text">&lt;if test="lineas &gt; 3"&gt;</text:placeholder></text:p>
            <text:p text:style-name="P62"><text:placeholder text:placeholder-type="text">&lt;for each="line in line.description[0:40].split('\n')"&gt;</text:placeholder></text:p>
            <text:p text:style-name="P62"><text:placeholder text:placeholder-type="text">&lt;line&gt;</text:placeholder></text:p>
            <text:p text:style-name="P62"><text:placeholder text:placeholder-type="text">&lt;/for&gt;</text:placeholder></text:p>
            <text:p text:style-name="P63"><text:placeholder text:placeholder-type="text">&lt;/if&gt;</text:placeholder></text:p>
          </table:table-cell>
          <table:table-cell table:style-name="Table2.A2" office:value-type="string">
            <text:p text:style-name="P26"><text:placeholder text:placeholder-type="text">&lt;(format_number(line.quantity, invoice.party.lang, digits=line.unit_digits))&gt;</text:placeholder></text:p>
          </table:table-cell>
          <table:table-cell table:style-name="Table2.A2" office:value-type="string">
            <text:p text:style-name="P26"><text:placeholder text:placeholder-type="text">&lt;format_currency(line.product.template.list_price, invoice.party.lang,invoice.currency)&gt;</text:placeholder></text:p>
          </table:table-cell>
          <table:table-cell table:style-name="Table2.A2" office:value-type="string">
            <text:p text:style-name="P27"><text:placeholder text:placeholder-type="text">&lt;format_currency(line.amount, invoice.party.lang,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when test="line.type == 'subtotal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when test="line.type == 'titl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ext:soft-page-break/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otherwi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otherwi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choo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40"><text:placeholder text:placeholder-type="text">&lt;format_currency(invoice.untaxed_amount, invoice.party.lang,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2">SON:</text:p>
          </table:table-cell>
          <table:table-cell table:style-name="Table2.A2" office:value-type="string">
            <text:p text:style-name="P53"><text:s/><text:span text:style-name="T7"><text:placeholder text:placeholder-type="text">&lt;amount2words&gt;</text:placeholder></text:span><text:span text:style-name="T7">, </text:span><text:span text:style-name="T7"><text:placeholder text:placeholder-type="text">&lt;decimales&gt;</text:placeholder></text:span><text:span text:style-name="T7"> </text:span><text:span text:style-name="T8">/100 <text:s/>DOLARES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8">Descuento:</text:p>
          </table:table-cell>
          <table:table-cell table:style-name="Table2.A2" office:value-type="string">
            <text:p text:style-name="P41"><text:placeholder text:placeholder-type="text">&lt;format_currency(descuento, invoice.party.lang,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Subtotal 0%:</text:p>
          </table:table-cell>
          <table:table-cell table:style-name="Table2.A2" office:value-type="string">
            <text:p text:style-name="P42"><text:placeholder text:placeholder-type="text">&lt;format_currency(subtotal_0, invoice.party.lang,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Subtotal 1<text:span text:style-name="T9">4</text:span>%:</text:p>
          </table:table-cell>
          <table:table-cell table:style-name="Table2.A2" office:value-type="string">
            <text:p text:style-name="P42"><text:placeholder text:placeholder-type="text">&lt;format_currency(subtotal_14, invoice.party.lang,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3"><text:s text:c="2"/>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8">IVA 1<text:span text:style-name="T9">4</text:span>%:</text:p>
          </table:table-cell>
          <table:table-cell table:style-name="Table2.A2" office:value-type="string">
            <text:p text:style-name="P39"><text:placeholder text:placeholder-type="text">&lt;format_currency(invoice.tax_amount, invoice.party.lang,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31"/>
          </table:table-cell>
          <table:table-cell table:style-name="Table2.B23" office:value-type="string">
            <text:p text:style-name="P10"/>
            <text:p text:style-name="P10"/>
            <text:p text:style-name="P10"/>
            <text:p text:style-name="P10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2">________________</text:p>
                  <text:p text:style-name="P32">Firma Autorizada </text:p>
                </table:table-cell>
                <table:table-cell table:style-name="Table6.A1" office:value-type="string">
                  <text:p text:style-name="P32">_______________</text:p>
                  <text:p text:style-name="P32"><text:s text:c="2"/>Cliente</text:p>
                </table:table-cell>
              </table:table-row>
            </table:table>
            <text:p text:style-name="P13"/>
          </table:table-cell>
          <table:table-cell table:style-name="Table2.C23" office:value-type="string">
            <text:p text:style-name="P10"/>
          </table:table-cell>
          <table:table-cell table:style-name="Table2.A2" office:value-type="string">
            <text:p text:style-name="P43">TOTAL:</text:p>
          </table:table-cell>
          <table:table-cell table:style-name="Table2.A2" office:value-type="string">
            <text:p text:style-name="P44"><text:placeholder text:placeholder-type="text">&lt;format_currency(invoice.total_amount, invoice.party.lang,invoice.currency)&gt;</text:placeholder></text:p>
          </table:table-cell>
        </table:table-row>
      </table:table>
      <text:p text:style-name="P60"/>
      <text:p text:style-name="P54"><text:placeholder text:placeholder-type="text">&lt;if test="invoice.type == 'in_invoice'"&gt;</text:placeholder></text:p>
      <text:p text:style-name="P1">Cliente: <text:span text:style-name="T2"><text:placeholder text:placeholder-type="text">&lt;invoice.party.name&gt;</text:placeholder></text:span></text:p>
      <text:p text:style-name="P1">RUC:<text:tab/><text:placeholder text:placeholder-type="text">&lt;invoice.party.vat_code&gt;</text:placeholder><text:tab/><text:tab/> <text:s text:c="11"/></text:p>
      <text:p text:style-name="P2"><text:span text:style-name="T3">Fecha: </text:span><text:placeholder text:placeholder-type="text">&lt;formatLang(invoice.invoice_date, invoice.party.lang)&gt;</text:placeholder> <text:s text:c="2"/></text:p>
      <text:p text:style-name="P1">Dirección: <text:span text:style-name="T4"><text:placeholder text:placeholder-type="text">&lt;invoice.party.addresses[0].street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Cantidad</text:p>
          </table:table-cell>
          <table:table-cell table:style-name="Table1.A1" office:value-type="string">
            <text:p text:style-name="P45">Descripción</text:p>
          </table:table-cell>
          <table:table-cell table:style-name="Table1.A1" office:value-type="string">
            <text:p text:style-name="P45">Precio Unitario</text:p>
          </table:table-cell>
          <table:table-cell table:style-name="Table1.D1" office:value-type="string">
            <text:p text:style-name="P46">Precio Total</text:p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2" office:value-type="string">
            <text:p text:style-name="P18"><text:placeholder text:placeholder-type="text">&lt;for each="line in invoice.lines"&gt;</text:placeholder></text:p>
          </table:table-cell>
          <table:table-cell table:style-name="Table1.C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3" office:value-type="string">
            <text:p text:style-name="P18"><text:placeholder text:placeholder-type="text">&lt;choose test=""&gt;</text:placeholder>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4" office:value-type="string">
            <text:p text:style-name="P18"><text:placeholder text:placeholder-type="text">&lt;when test="line.type == 'line'"&gt;</text:placeholder></text:p>
          </table:table-cell>
          <table:table-cell table:style-name="Table1.C4" office:value-type="string">
            <text:p text:style-name="P18"/>
          </table:table-cell>
          <table:table-cell table:style-name="Table1.D4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5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18"><text:placeholder text:placeholder-type="text">&lt;for each="line in line.product.name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.C5" office:value-type="string">
            <text:p text:style-name="P16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1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when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when test="line.type == 'subtotal'"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when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when test="line.type == 'title'"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when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otherwise test=""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otherwise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choose&gt;</text:placeholder></text:p>
          </table:table-cell>
          <table:table-cell table:style-name="Table1.C16" office:value-type="string">
            <text:p text:style-name="P18"/>
          </table:table-cell>
          <table:table-cell table:style-name="Table1.D16" office:value-type="string">
            <text:p text:style-name="P18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8"><text:placeholder text:placeholder-type="text">&lt;/for&gt;</text:placeholder></text:p>
          </table:table-cell>
          <table:table-cell table:style-name="Table1.C17" office:value-type="string">
            <text:p text:style-name="P18"/>
          </table:table-cell>
          <table:table-cell table:style-name="Table1.D17" office:value-type="string">
            <text:p text:style-name="P17"/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18"/>
          </table:table-cell>
          <table:table-cell table:style-name="Table1.C20" office:value-type="string">
            <text:p text:style-name="P20">SUBTOTAL SIN IMPUESTOS</text:p>
          </table:table-cell>
          <table:table-cell table:style-name="Table1.D20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14"/>
          </table:table-cell>
          <table:table-cell table:style-name="Table1.B19" office:value-type="string">
            <text:p text:style-name="P24">______________ <text:s text:c="8"/>______________</text:p>
            <text:p text:style-name="P24">Firma Autorizada <text:s text:c="14"/>Cliente</text:p>
          </table:table-cell>
          <table:table-cell table:style-name="Table1.C20" office:value-type="string">
            <text:p text:style-name="P20">IVA 1<text:span text:style-name="T9">4</text:span>%</text:p>
          </table:table-cell>
          <table:table-cell table:style-name="Table1.D20" office:value-type="string">
            <text:p text:style-name="P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14"/>
          </table:table-cell>
          <table:table-cell table:style-name="Table1.B20" office:value-type="string">
            <text:p text:style-name="P18"/>
          </table:table-cell>
          <table:table-cell table:style-name="Table1.C20" office:value-type="string">
            <text:p text:style-name="P20">VALOR TOTAL</text:p>
          </table:table-cell>
          <table:table-cell table:style-name="Table1.D20" office:value-type="string">
            <text:p text:style-name="P23"><text:placeholder text:placeholder-type="text">&lt;formatLang(invoice.total_amount, invoice.party.lang, currency=invoice.currency)&gt;</text:placeholder></text:p>
          </table:table-cell>
        </table:table-row>
      </table:table>
      <text:p text:style-name="P4"/>
      <text:p text:style-name="P5"><text:placeholder text:placeholder-type="text">&lt;/if&gt;</text:placeholder></text:p>
      <text:p text:style-name="P7"><text:placeholder text:placeholder-type="text">&lt;if test="invoice.type == 'out_credit_note'"&gt;</text:placeholder></text:p>
      <text:p text:style-name="P1">Cliente: <text:span text:style-name="T2"><text:placeholder text:placeholder-type="text">&lt;invoice.party.name&gt;</text:placeholder></text:span></text:p>
      <text:p text:style-name="P1"><text:soft-page-break/>RUC:<text:tab/><text:placeholder text:placeholder-type="text">&lt;invoice.party.vat_code&gt;</text:placeholder><text:tab/><text:tab/> <text:s text:c="13"/>Guía Remisión:</text:p>
      <text:p text:style-name="P2"><text:span text:style-name="T3">Fecha: </text:span><text:placeholder text:placeholder-type="text">&lt;formatLang(invoice.invoice_date, invoice.party.lang)&gt;</text:placeholder> <text:s text:c="2"/></text:p>
      <text:p text:style-name="P1">Dirección: <text:span text:style-name="T4"><text:placeholder text:placeholder-type="text">&lt;invoice.party.addresses[0].street&gt;</text:placeholder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5">Cantidad</text:p>
          </table:table-cell>
          <table:table-cell table:style-name="Table3.A1" office:value-type="string">
            <text:p text:style-name="P45">Descripción</text:p>
          </table:table-cell>
          <table:table-cell table:style-name="Table3.A1" office:value-type="string">
            <text:p text:style-name="P45">Precio Unitario</text:p>
          </table:table-cell>
          <table:table-cell table:style-name="Table3.D1" office:value-type="string">
            <text:p text:style-name="P46">Precio Total</text:p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2" office:value-type="string">
            <text:p text:style-name="P18"><text:placeholder text:placeholder-type="text">&lt;for each="line in invoice.lines"&gt;</text:placeholder></text:p>
          </table:table-cell>
          <table:table-cell table:style-name="Table3.C2" office:value-type="string">
            <text:p text:style-name="P18"/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3" office:value-type="string">
            <text:p text:style-name="P18"><text:placeholder text:placeholder-type="text">&lt;choose test=""&gt;</text:placeholder></text:p>
          </table:table-cell>
          <table:table-cell table:style-name="Table3.C3" office:value-type="string">
            <text:p text:style-name="P18"/>
          </table:table-cell>
          <table:table-cell table:style-name="Table3.D3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4" office:value-type="string">
            <text:p text:style-name="P18"><text:placeholder text:placeholder-type="text">&lt;when test="line.type == 'line'"&gt;</text:placeholder></text:p>
          </table:table-cell>
          <table:table-cell table:style-name="Table3.C4" office:value-type="string">
            <text:p text:style-name="P18"/>
          </table:table-cell>
          <table:table-cell table:style-name="Table3.D4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5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8"><text:placeholder text:placeholder-type="text">&lt;for each="line in line.product.name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3.C5" office:value-type="string">
            <text:p text:style-name="P16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when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when test="line.type == 'subtotal'"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when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when test="line.type == 'title'"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when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otherwise test=""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otherwise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choose&gt;</text:placeholder></text:p>
          </table:table-cell>
          <table:table-cell table:style-name="Table3.C16" office:value-type="string">
            <text:p text:style-name="P18"/>
          </table:table-cell>
          <table:table-cell table:style-name="Table3.D16" office:value-type="string">
            <text:p text:style-name="P18"/>
          </table:table-cell>
        </table:table-row>
        <table:table-row>
          <table:table-cell table:style-name="Table3.A17" office:value-type="string">
            <text:p text:style-name="P14"/>
          </table:table-cell>
          <table:table-cell table:style-name="Table3.B17" office:value-type="string">
            <text:p text:style-name="P18"><text:placeholder text:placeholder-type="text">&lt;/for&gt;</text:placeholder></text:p>
          </table:table-cell>
          <table:table-cell table:style-name="Table3.C17" office:value-type="string">
            <text:p text:style-name="P18"/>
          </table:table-cell>
          <table:table-cell table:style-name="Table3.D17" office:value-type="string">
            <text:p text:style-name="P17"/>
          </table:table-cell>
        </table:table-row>
        <table:table-row>
          <table:table-cell table:style-name="Table3.A19" office:value-type="string">
            <text:p text:style-name="P14"/>
          </table:table-cell>
          <table:table-cell table:style-name="Table3.B19" office:value-type="string">
            <text:p text:style-name="P18"/>
          </table:table-cell>
          <table:table-cell table:style-name="Table3.C20" office:value-type="string">
            <text:p text:style-name="P20">SUBTOTAL SIN IMPUESTOS</text:p>
          </table:table-cell>
          <table:table-cell table:style-name="Table3.D20" office:value-type="string">
            <text:p text:style-name="P2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14"/>
          </table:table-cell>
          <table:table-cell table:style-name="Table3.B19" office:value-type="string">
            <text:p text:style-name="P24">______________ <text:s text:c="8"/>______________</text:p>
            <text:p text:style-name="P24">Firma Autorizada <text:s text:c="14"/>Cliente</text:p>
          </table:table-cell>
          <table:table-cell table:style-name="Table3.C20" office:value-type="string">
            <text:p text:style-name="P20">IVA 1<text:span text:style-name="T9">4</text:span>%</text:p>
          </table:table-cell>
          <table:table-cell table:style-name="Table3.D20" office:value-type="string">
            <text:p text:style-name="P2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14"/>
          </table:table-cell>
          <table:table-cell table:style-name="Table3.B20" office:value-type="string">
            <text:p text:style-name="P18"/>
          </table:table-cell>
          <table:table-cell table:style-name="Table3.C20" office:value-type="string">
            <text:p text:style-name="P20">VALOR TOTAL</text:p>
          </table:table-cell>
          <table:table-cell table:style-name="Table3.D20" office:value-type="string">
            <text:p text:style-name="P23"><text:placeholder text:placeholder-type="text">&lt;formatLang(invoice.total_amount, invoice.party.lang, currency=invoice.currency)&gt;</text:placeholder></text:p>
          </table:table-cell>
        </table:table-row>
      </table:table>
      <text:p text:style-name="P4"/>
      <text:p text:style-name="P4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902in" fo:margin-right="0.7902in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hidden="true" style:page-layout-name="Mpm1"/>
    <style:master-page style:name="Factura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6-29T15:43:12.701352387</dc:date>
    <meta:editing-duration>PT3H8M9S</meta:editing-duration>
    <meta:editing-cycles>52</meta:editing-cycles>
    <meta:generator>LibreOffice/5.0.2.2$Linux_X86_64 LibreOffice_project/37b43f919e4de5eeaca9b9755ed688758a8251fe</meta:generator>
    <meta:document-statistic meta:table-count="5" meta:image-count="0" meta:object-count="0" meta:page-count="5" meta:paragraph-count="161" meta:word-count="336" meta:character-count="4445" meta:non-whitespace-character-count="4159"/>
  </office:meta>
</office:document-meta>
</file>